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Web" svg:font-family="'Segoe UI Web', 'Segoe UI', 'Segoe WP'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837" officeooo:paragraph-rsid="000d1837"/>
    </style:style>
    <style:style style:name="P2" style:family="paragraph" style:parent-style-name="Standard">
      <style:text-properties fo:font-weight="bold" officeooo:rsid="000d1837" officeooo:paragraph-rsid="000d1837" style:font-weight-asian="bold" style:font-weight-complex="bold"/>
    </style:style>
    <style:style style:name="P3" style:family="paragraph" style:parent-style-name="Standard">
      <style:text-properties fo:font-style="italic" fo:font-weight="bold" officeooo:paragraph-rsid="000d183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officeooo:rsid="000d1837" officeooo:paragraph-rsid="000d1837" style:font-style-asian="italic" style:font-style-complex="italic"/>
    </style:style>
    <style:style style:name="P5" style:family="paragraph" style:parent-style-name="Standard">
      <style:text-properties fo:font-style="normal" fo:font-weight="bold" officeooo:rsid="000d1837" officeooo:paragraph-rsid="000d183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0d1837" officeooo:paragraph-rsid="000d1837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d1837" officeooo:paragraph-rsid="000d1837" style:font-weight-asian="bold" style:font-weight-complex="bold"/>
    </style:style>
    <style:style style:name="P8" style:family="paragraph" style:parent-style-name="Text_20_body">
      <style:text-properties fo:font-variant="normal" fo:text-transform="none" fo:color="#252424" style:font-name="Segoe UI Web" fo:font-size="10.5pt" fo:letter-spacing="normal" fo:font-style="normal" fo:font-weight="bold" officeooo:paragraph-rsid="000d1837"/>
    </style:style>
    <style:style style:name="P9" style:family="paragraph" style:parent-style-name="Text_20_body">
      <style:text-properties fo:font-variant="normal" fo:text-transform="none" fo:color="#252424" style:font-name="Segoe UI Web" fo:font-size="10.5pt" fo:letter-spacing="normal" fo:font-style="italic" fo:font-weight="bold" officeooo:paragraph-rsid="000d1837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variant="normal" fo:text-transform="none" fo:color="#252424" fo:letter-spacing="normal" fo:font-weight="bold" officeooo:paragraph-rsid="000d1837" style:font-weight-asian="bold" style:font-weight-complex="bold"/>
    </style:style>
    <style:style style:name="P11" style:family="paragraph" style:parent-style-name="Text_20_body">
      <style:text-properties fo:font-variant="normal" fo:text-transform="none" fo:color="#252424" fo:letter-spacing="normal" fo:font-weight="bold" officeooo:rsid="000d7d34" officeooo:paragraph-rsid="000d7d34" style:font-weight-asian="bold" style:font-weight-complex="bold"/>
    </style:style>
    <style:style style:name="T1" style:family="text">
      <style:text-properties officeooo:rsid="000d1837"/>
    </style:style>
    <style:style style:name="T2" style:family="text">
      <style:text-properties fo:font-variant="normal" fo:text-transform="none" fo:color="#252424" style:font-name="Segoe UI Web" fo:font-size="10.5pt" fo:letter-spacing="normal"/>
    </style:style>
    <style:style style:name="T3" style:family="text">
      <style:text-properties fo:font-variant="normal" fo:text-transform="none" fo:color="#252424" style:font-name="Segoe UI Web" fo:font-size="10.5pt" fo:letter-spacing="normal" fo:font-style="normal"/>
    </style:style>
    <style:style style:name="T4" style:family="text">
      <style:text-properties fo:font-variant="normal" fo:text-transform="none" fo:color="#252424" style:font-name="Segoe UI Web" fo:font-size="10.5pt" fo:letter-spacing="normal" fo:font-style="normal" fo:font-weight="normal"/>
    </style:style>
    <style:style style:name="T5" style:family="text">
      <style:text-properties style:font-name="Segoe UI Web" fo:font-size="10.5pt" fo:font-style="normal"/>
    </style:style>
    <style:style style:name="T6" style:family="text">
      <style:text-properties style:font-name="Segoe UI Web" fo:font-size="10.5pt" fo:font-style="normal" fo:font-weight="normal"/>
    </style:style>
    <style:style style:name="T7" style:family="text">
      <style:text-properties style:font-name="Segoe UI Web" fo:font-size="10.5pt" fo:font-style="normal" officeooo:rsid="000d1837"/>
    </style:style>
    <style:style style:name="T8" style:family="text">
      <style:text-properties style:font-name="Segoe UI Web" fo:font-size="10.5pt" fo:font-style="normal" style:text-underline-style="none"/>
    </style:style>
    <style:style style:name="T9" style:family="text">
      <style:text-properties style:font-name="Segoe UI Web" fo:font-size="10.5pt" fo:font-style="normal" style:text-underline-style="none" officeooo:rsid="000d1837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officeooo:rsid="000d1837" style:font-style-asian="normal" style:font-weight-asian="bold" style:font-style-complex="normal" style:font-weight-complex="bold"/>
    </style:style>
    <style:style style:name="T11" style:family="text">
      <style:text-properties officeooo:rsid="000d1837" style:font-style-asian="normal" style:font-weight-asian="bold" style:font-style-complex="normal" style:font-weight-complex="bold"/>
    </style:style>
    <style:style style:name="T12" style:family="text">
      <style:text-properties officeooo:rsid="000d1837" style:font-style-asian="normal" style:font-style-complex="normal"/>
    </style:style>
    <style:style style:name="T13" style:family="text">
      <style:text-properties style:text-underline-style="none" officeooo:rsid="000d1837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nnis Johnson</text:p>
      <text:p text:style-name="P1">180905025</text:p>
      <text:p text:style-name="P1">CSE - B</text:p>
      <text:p text:style-name="P1">Batch 3</text:p>
      <text:p text:style-name="P1"/>
      <text:p text:style-name="P2">OS – Lab</text:p>
      <text:p text:style-name="P1"/>
      <text:p text:style-name="P7">LAB-1</text:p>
      <text:p text:style-name="P1"/>
      <text:p text:style-name="P3"><text:span text:style-name="T1">Q1. </text:span><text:span text:style-name="T2">Write a program to print the lines of a file that contain a word given as the program argument (a simple version of grep UNIX utility).</text:span></text:p>
      <text:p text:style-name="P3"><text:span text:style-name="T2"/></text:p>
      <text:p text:style-name="P9"><text:span text:style-name="T1">Q2. Write a program to list the files given as arguments, stopping every 20 lines until a key is hit. (a simple version of more UNIX utility</text:span></text:p>
      <text:p text:style-name="P9"><text:span text:style-name="T1">Q3. </text:span>Demonstrate  the use of different conversion specifiers and resulting output  to allow the items to be printed.</text:p>
      <text:p text:style-name="P9"><text:span text:style-name="T1">Q4. </text:span>Write a program to copy character-by character copy is accomplished using calls to the functions referenced in stdio.h</text:p>
      <text:p text:style-name="P5"/>
      <text:p text:style-name="P6">LAB-2</text:p>
      <text:p text:style-name="P6"/>
      <text:p text:style-name="P8"><text:span text:style-name="T13">Q1.Write a C program to emulate the ls -l UNIX command that prints all files in a current directory and lists access privileges, etc. DO NOT simply exec ls -l from the program.</text:span></text:p>
      <text:p text:style-name="P10"><text:span text:style-name="T9">Q2. </text:span><text:span text:style-name="T8">Write a program that will list all files in a current directory and all files in subsequent subdirectories. </text:span></text:p>
      <text:p text:style-name="P11"><text:span text:style-name="T8">“/home/180905025/os-lab/lab2”</text:span></text:p>
      <text:p text:style-name="P10"><text:span text:style-name="T7">Q3. </text:span><text:span text:style-name="T5">How do you list all installed programs in Linux?</text:span></text:p>
      <text:p text:style-name="P10"><text:span text:style-name="T7">Q4. </text:span><text:span text:style-name="T5">How do you find out what RPM packages are installed on Linux?</text:span></text:p>
      <text:p text:style-name="Text_20_body"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Web" svg:font-family="'Segoe UI Web', 'Segoe UI', 'Segoe WP'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06:06.805226601</meta:creation-date>
    <dc:date>2020-12-09T16:30:19.318839504</dc:date>
    <meta:editing-duration>PT53M41S</meta:editing-duration>
    <meta:editing-cycles>1</meta:editing-cycles>
    <meta:document-statistic meta:table-count="0" meta:image-count="0" meta:object-count="0" meta:page-count="1" meta:paragraph-count="17" meta:word-count="179" meta:character-count="1006" meta:non-whitespace-character-count="838"/>
    <meta:generator>LibreOffice/5.1.6.2$Linux_X86_64 LibreOffice_project/10m0$Build-2</meta:generator>
  </office:meta>
</office:document-meta>
</file>